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OM virtual</text:h>
      <text:p text:style-name="Text_20_body">React crea en la memoria una representación del Document Object Model del navegador (DOM) llamada "DOM virtual". A medida que se actualizan los componentes, React comprueba si el código HTML del componente en el DOM virtual coincide con el DOM del navegador. Si se requiere un cambio, se actualiza el DOM del navegador. Si no ha cambiado nada, no se realiza ninguna actualización.</text:p>
      <text:p text:style-name="Text_20_body">Como usted sabe, esto se denomina "proceso de <text:span text:style-name="Strong_20_Emphasis">conciliación</text:span>" y se puede dividir en los siguientes pasos:</text:p>
      <text:p text:style-name="Text_20_body"><text:span text:style-name="Strong_20_Emphasis">Paso 1:</text:span> Se actualiza el DOM virtual.</text:p>
      <text:p text:style-name="Text_20_body"><text:span text:style-name="Strong_20_Emphasis">Paso 2:</text:span> El DOM virtual se compara con su versión anterior y comprueba qué elementos han cambiado.</text:p>
      <text:p text:style-name="Text_20_body"><text:span text:style-name="Strong_20_Emphasis">Paso 3:</text:span> Los elementos modificados se actualizan en el DOM del navegador.</text:p>
      <text:p text:style-name="Text_20_body"><text:span text:style-name="Strong_20_Emphasis">Paso 4:</text:span> La página web mostrada se actualiza para ajustarse al DOM del navegador.</text:p>
      <text:p text:style-name="Text_20_body">Dado que la actualización del DOM del navegador puede ser una operación lenta, este proceso ayuda a reducir el número de actualizaciones del DOM del navegador, ya que solo se actualiza cuando es necesario.</text:p>
      <text:p text:style-name="Text_20_body">Pero incluso con este proceso, si muchos elementos son actualizados por un evento, forzar la actualización al DOM del navegador puede ser costoso y causar un rendimiento lento en la aplicación web.</text:p>
      <text:p text:style-name="Text_20_body">El equipo de React invirtió muchos años de investigación para resolver este problema. El resultado de esa investigación es lo que se conoce como "Arquitectura React Fiber".</text:p>
      <text:p text:style-name="Text_20_body">La arquitectura Fiber permite a React representar incrementalmente la página web. Esto significa que, en lugar de actualizar inmediatamente el DOM del navegador con todos los cambios virtuales del DOM, React puede difundir la actualización a lo largo del tiempo. ¿Pero qué significa "a lo largo del tiempo"?</text:p>
      <text:p text:style-name="Text_20_body">Imagine una página web muy larga en el navegador. Si el usuario se desplaza hasta la parte inferior, la parte superior de la página web ya no está visible. A continuación, el usuario hace clic en un botón en la parte inferior de la página web que actualiza algún texto en la parte superior.</text:p>
      <text:p text:style-name="Text_20_body">Pero la parte superior de la página no se ve. Por tanto, ¿por qué actualizarla de inmediato?</text:p>
      <text:p text:style-name="Text_20_body">Tal vez se muestre texto en la parte inferior de la página que también se actualiza cuando se hace clic en el botón. ¿No sería una prioridad actualizar ese texto que el texto no visible?</text:p>
      <text:p text:style-name="Text_20_body">Este es el principio de la Arquitectura React Fiber. React puede optimizar cuándo y dónde se producen las actualizaciones en el DOM del navegador para mejorar considerablemente el rendimiento de las aplicaciones y la capacidad de respuesta a la entrada del usuario. Piense en ello como un sistema de prioridades. Los cambios de mayor prioridad, los elementos visibles para el usuario, se actualizan primero. Mientras que los cambios de menor prioridad, los elementos que no se muestran en ese momento, se actualizan más tarde.</text:p>
      <text:p text:style-name="Text_20_body"><text:soft-page-break/>Aunque es poco probable que usted mismo interactúe con el DOM virtual y la Arquitectura Fiber, es bueno saber qué ocurre si se producen problemas durante el desarrollo de una aplicación web.</text:p>
      <text:p text:style-name="Text_20_body">Hay muchas herramientas disponibles para que pueda investigar cómo procesa React su página web. El complemento oficial del navegador web React Developer Tools desarrollado por Meta será una de las herramientas clave en su caja de herramientas para desarrolladores. Así, si tiene que profundizar en el código, dispondrá de la caja de herramientas adecuada. Indagaremos en estas herramientas más adelante.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6T09:14:14.872113543</meta:creation-date>
    <dc:date>2024-05-26T09:14:33.748885815</dc:date>
    <meta:editing-duration>PT20S</meta:editing-duration>
    <meta:editing-cycles>1</meta:editing-cycles>
    <meta:document-statistic meta:table-count="0" meta:image-count="0" meta:object-count="0" meta:page-count="2" meta:paragraph-count="17" meta:word-count="555" meta:character-count="3348" meta:non-whitespace-character-count="2809"/>
    <meta:generator>LibreOffice/24.2.3.2$Linux_X86_64 LibreOffice_project/433d9c2ded56988e8a90e6b2e771ee4e6a5ab2ba</meta:generator>
  </office:meta>
</office:document-meta>
</file>